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office:value-type="string" calcext:value-type="string">
            <text:p>2024.04.12 11.50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05:50:43.1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3T05:49:51.846000000</dc:date>
    <meta:editing-duration>P1DT17H33M53S</meta:editing-duration>
    <meta:editing-cycles>858</meta:editing-cycles>
    <meta:document-statistic meta:table-count="1" meta:cell-count="814" meta:object-count="0"/>
  </office:meta>
</office:document-meta>
</file>